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238686" officeooo:paragraph-rsid="0023868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24fcc3" officeooo:paragraph-rsid="00238686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24fcc3" officeooo:paragraph-rsid="00238686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4302a" officeooo:paragraph-rsid="0004302a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47335" officeooo:paragraph-rsid="00147335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bold" officeooo:rsid="0021b708" officeooo:paragraph-rsid="00027dc6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38686" officeooo:paragraph-rsid="00238686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238686" officeooo:paragraph-rsid="0021b708" style:font-size-asian="14pt" style:font-weight-asian="bold" style:font-size-complex="16pt" style:font-weight-complex="bold"/>
    </style:style>
    <style:style style:name="P9" style:family="paragraph" style:parent-style-name="Standard">
      <style:text-properties officeooo:paragraph-rsid="0004302a"/>
    </style:style>
    <style:style style:name="P10" style:family="paragraph" style:parent-style-name="Standard">
      <style:text-properties officeooo:rsid="0004302a" officeooo:paragraph-rsid="0004302a"/>
    </style:style>
    <style:style style:name="P11" style:family="paragraph" style:parent-style-name="Standard">
      <style:text-properties fo:font-size="24pt" fo:font-weight="bold" officeooo:rsid="0004302a" officeooo:paragraph-rsid="0004302a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24pt" fo:font-weight="bold" officeooo:rsid="0021b708" officeooo:paragraph-rsid="00027dc6" style:font-size-asian="24pt" style:font-weight-asian="bold" style:font-size-complex="24pt" style:font-weight-complex="bold"/>
    </style:style>
    <style:style style:name="P13" style:family="paragraph" style:parent-style-name="Standard">
      <style:text-properties officeooo:rsid="00074ba0" officeooo:paragraph-rsid="00074ba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5801" style:font-weight-asian="normal" style:font-weight-complex="normal"/>
    </style:style>
    <style:style style:name="T3" style:family="text">
      <style:text-properties fo:font-weight="normal" officeooo:rsid="0026ab50" style:font-weight-asian="normal" style:font-weight-complex="normal"/>
    </style:style>
    <style:style style:name="T4" style:family="text">
      <style:text-properties fo:font-weight="normal" officeooo:rsid="0024fcc3" style:font-weight-asian="normal" style:font-weight-complex="normal"/>
    </style:style>
    <style:style style:name="T5" style:family="text">
      <style:text-properties fo:font-size="16pt" fo:font-weight="normal" officeooo:rsid="0026ab50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4302a" style:font-size-asian="14pt" style:font-weight-asian="normal" style:font-size-complex="16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062bd7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074ba0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0d568e" style:font-size-asian="16pt" style:font-weight-asian="normal" style:font-size-complex="16pt" style:font-weight-complex="normal"/>
    </style:style>
    <style:style style:name="T11" style:family="text">
      <style:text-properties officeooo:rsid="000a63ee"/>
    </style:style>
    <style:style style:name="T12" style:family="text">
      <style:text-properties officeooo:rsid="000b9d1b"/>
    </style:style>
    <style:style style:name="T13" style:family="text">
      <style:text-properties officeooo:rsid="000f38ce"/>
    </style:style>
    <style:style style:name="T14" style:family="text">
      <style:text-properties officeooo:rsid="0010d967"/>
    </style:style>
    <style:style style:name="T15" style:family="text">
      <style:text-properties officeooo:rsid="00128388"/>
    </style:style>
    <style:style style:name="T16" style:family="text">
      <style:text-properties officeooo:rsid="00147335"/>
    </style:style>
    <style:style style:name="T17" style:family="text">
      <style:text-properties officeooo:rsid="0014f6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aft</text:p>
      <text:p text:style-name="P6">https://medium.freecodecamp.org/in-search-of-an-understandable-consensus-algorithm-a-summary-4bc294c97e0d</text:p>
      <text:p text:style-name="P8"><text:span text:style-name="T1"/></text:p>
      <text:p text:style-name="P1"><text:span text:style-name="T1">- algoritm pentru stabilirea consensului </text:span><text:span text:style-name="T4">= coordonarea unor servere multiple pentru a se intelege cu privire la un shared state, chiar si in cazul failurilor</text:span><text:span text:style-name="T1"> </text:span><text:span text:style-name="T4">(Search of An Understandable Consensus Algorithm by Diego Ongaro)</text:span></text:p>
      <text:p text:style-name="P2">- <text:span text:style-name="T12">folosit de: etcd, Docker Swarm, Consul</text:span></text:p>
      <text:p text:style-name="P2">- <text:span text:style-name="T12">bazat pe quorum: pentru orice actiune sa fie indeplinita, trebuie sa fie pusa de acord de cel putin n/2 + 1 noduri (n = nr noduri)</text:span></text:p>
      <text:p text:style-name="P2">- distribuit</text:p>
      <text:p text:style-name="P2">- alege un lider in cluster; liderul accepta requesturile clientilor si manageuieste replicarea logurilor catre celelalte servere =&gt; data flowul e intr-o singura directie: de la lider la servere (spre deosebire de zookeeper, unde liderul e informat de updateuri si de catre followeri, iar ulterior liderul asteapta ack de followeri)</text:p>
      <text:p text:style-name="P1"><text:span text:style-name="T4">- </text:span><text:span text:style-name="T2">raft imparte procesul in 3 sub probleme: leader election, log replication, safety</text:span></text:p>
      <text:p text:style-name="P1"><text:span text:style-name="T2">- orice server e intr-una din starile follower </text:span><text:span text:style-name="T3">&gt; </text:span><text:span text:style-name="T2">candidate </text:span><text:span text:style-name="T3">&gt; leader</text:span></text:p>
      <text:p text:style-name="P1"><text:span text:style-name="T3"/></text:p>
      <text:p text:style-name="P9"><text:span text:style-name="T5">- c</text:span><text:span text:style-name="T6">um functioneaza raft: </text:span><text:a xlink:type="simple" xlink:href="http://thesecretlivesofdata.com/raft/" text:style-name="Internet_20_link" text:visited-style-name="Visited_20_Internet_20_Link"><text:span text:style-name="T7">http://thesecretlivesofdata.com/raft/</text:span></text:a></text:p>
      <text:p text:style-name="P9"><text:span text:style-name="T7"/></text:p>
      <text:p text:style-name="P10"><text:span text:style-name="T7">Leader election – fiecare nod are un election timeout; cand expira, nodul </text:span><text:span text:style-name="T8">devine candidate si </text:span><text:span text:style-name="T7">porneste un nou election si trimite mesaje (cereri de vot) catre celelalte noduri; </text:span><text:span text:style-name="T8">de asemenea, nodul se voteaza pe sine; cand nodul primeste un numar x &gt; n/2 (n = nr noduri cluster), se considera lider, si trimite in continuu mesaje de AppendEntries goale catre follower, </text:span><text:span text:style-name="T9">astfel ca timeouturile followerilor sunt resetate</text:span></text:p>
      <text:p text:style-name="P10"><text:span text:style-name="T9"/></text:p>
      <text:p text:style-name="P13"><text:span text:style-name="T7">Log Replication – cand liderul primeste un update request, il trimite catre toti followerii si asteapta sa primeasca x &gt; n/2 confirmari; cand le primeste, trimite confirmare clientului, apoi isi updateaza propria valoare aferenta requestului </text:span><text:span text:style-name="T10">(prin adaugare in log)</text:span><text:span text:style-name="T7">, si apoi spune si followerilor sa updateze valorile lor aferente requestului</text:span></text:p>
      <text:p text:style-name="P13"><text:span text:style-name="T7"/></text:p>
      <text:p text:style-name="P13"><text:soft-page-break/><text:span text:style-name="T7">Safety – totul e facut pe baza intrunirii unui quorum (x raspunsuri, unde avem x &gt; n/2, n = nr noduri cluster), inclusiv electionurile si replicarea datelor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>etcd</text:p>
      <text:p text:style-name="P11"/>
      <text:p text:style-name="P4">- <text:span text:style-name="T11">key-value store distribuit, bazat pe raft pentru stabilirea consensului</text:span></text:p>
      <text:p text:style-name="P4">- <text:span text:style-name="T11">folosit de Kubernetes pentru stocarea si replicarea starii clusterului</text:span></text:p>
      <text:p text:style-name="P4">- <text:span text:style-name="T13">operatii: PUT(foo, bar), GET(foo), DELETE(foo), Watch(foo) – updates/writes, CAS(foo, bar, bar1) – compare and swap</text:span></text:p>
      <text:p text:style-name="P4">- <text:span text:style-name="T14">multi version:</text:span></text:p>
      <text:p text:style-name="P4"><text:tab/><text:span text:style-name="T14">Put(foo, bar)</text:span></text:p>
      <text:p text:style-name="P4"><text:tab/><text:span text:style-name="T14">Put(foo, bar1)</text:span></text:p>
      <text:p text:style-name="P4"><text:tab/><text:span text:style-name="T14">Get(foo, 1) → bar</text:span></text:p>
      <text:p text:style-name="P4">- <text:span text:style-name="T15">transaction</text:span></text:p>
      <text:p text:style-name="P4"><text:tab/><text:span text:style-name="T15">Tx.If( compare..).Then...Else...</text:span></text:p>
      <text:p text:style-name="P4">- <text:span text:style-name="T15">leases</text:span></text:p>
      <text:p text:style-name="P4"><text:tab/><text:span text:style-name="T15">l = CreateLease(15 = second)</text:span></text:p>
      <text:p text:style-name="P4"><text:tab/><text:span text:style-name="T15">Put(foo, bar, l)</text:span></text:p>
      <text:p text:style-name="P4"><text:tab/><text:span text:style-name="T15">l.KeepAlive()</text:span></text:p>
      <text:p text:style-name="P4"><text:tab/><text:span text:style-name="T15">l.Revoke()</text:span></text:p>
      <text:p text:style-name="P4">- <text:span text:style-name="T16">Streaming Watch</text:span></text:p>
      <text:p text:style-name="P4"><text:tab/><text:span text:style-name="T16">w = Watch(foo)</text:span></text:p>
      <text:p text:style-name="P4"><text:tab/><text:span text:style-name="T16">for {</text:span></text:p>
      <text:p text:style-name="P4"><text:tab/><text:tab/><text:span text:style-name="T16">r = w.Recv()</text:span></text:p>
      <text:p text:style-name="P4"><text:tab/><text:tab/><text:span text:style-name="T16">print(r.Event) // PUT</text:span></text:p>
      <text:p text:style-name="P4"><text:tab/><text:tab/><text:span text:style-name="T16">print(r.KV) //foo, bar</text:span></text:p>
      <text:p text:style-name="P5"><text:tab/>}</text:p>
      <text:p text:style-name="P5"/>
      <text:p text:style-name="P5">- <text:span text:style-name="T17">synchronization: mutex, priority queue, semaphore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5-28T13:18:26.439000000</dc:date>
    <meta:editing-duration>PT1H48M37S</meta:editing-duration>
    <meta:editing-cycles>14</meta:editing-cycles>
    <meta:document-statistic meta:table-count="0" meta:image-count="0" meta:object-count="0" meta:page-count="2" meta:paragraph-count="36" meta:word-count="379" meta:character-count="2582" meta:non-whitespace-character-count="2217"/>
  </office:meta>
</office:document-meta>
</file>